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740000027E2B144E74.png"/>
  <manifest:file-entry manifest:media-type="image/jpeg" manifest:full-path="Pictures/100000000000054300000186BC77306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-0.635cm" fo:margin-right="-0.439cm" fo:text-indent="0cm" style:auto-text-indent="false"/>
      <style:text-properties style:font-name="Arial" style:font-name-complex="Arial"/>
    </style:style>
    <style:style style:name="P4" style:family="paragraph" style:parent-style-name="Standard">
      <style:paragraph-properties fo:margin-left="-0.635cm" fo:margin-right="-0.439cm" fo:text-align="justify" style:justify-single-word="false" fo:text-indent="0cm" style:auto-text-indent="false"/>
      <style:text-properties style:font-name="Arial" style:font-name-complex="Arial"/>
    </style:style>
    <style:style style:name="P5" style:family="paragraph" style:parent-style-name="Standard">
      <style:paragraph-properties fo:margin-left="-0.635cm" fo:margin-right="-0.439cm" fo:text-align="justify" style:justify-single-word="false" fo:text-indent="0cm" style:auto-text-indent="false"/>
      <style:text-properties style:font-name="Arial" style:text-underline-style="solid" style:text-underline-width="auto" style:text-underline-color="font-color" style:font-name-complex="Arial"/>
    </style:style>
    <style:style style:name="P6" style:family="paragraph" style:parent-style-name="Standard">
      <style:paragraph-properties fo:margin-left="-0.635cm" fo:margin-right="-0.439cm" fo:text-indent="0cm" style:auto-text-indent="false"/>
      <style:text-properties style:font-name="Arial" fo:font-size="14pt" fo:font-weight="bold" style:font-size-asian="14pt" style:font-weight-asian="bold" style:font-name-complex="Arial"/>
    </style:style>
    <style:style style:name="P7" style:family="paragraph" style:parent-style-name="Standard">
      <style:paragraph-properties fo:margin-left="-0.635cm" fo:margin-right="-0.439cm" fo:text-indent="0cm" style:auto-text-indent="false"/>
      <style:text-properties style:font-name="Arial" fo:font-weight="bold" style:font-weight-asian="bold" style:font-name-complex="Arial"/>
    </style:style>
    <style:style style:name="P8" style:family="paragraph" style:parent-style-name="western">
      <style:paragraph-properties fo:margin-left="-0.635cm" fo:margin-right="-0.439cm" fo:margin-top="0.494cm" fo:margin-bottom="0cm" fo:text-align="justify" style:justify-single-word="false" fo:text-indent="0cm" style:auto-text-indent="false"/>
      <style:text-properties style:font-name="Arial" fo:font-weight="bold" style:font-weight-asian="bold" style:font-name-complex="Arial"/>
    </style:style>
    <style:style style:name="P9" style:family="paragraph" style:parent-style-name="western">
      <style:paragraph-properties fo:margin-left="-0.635cm" fo:margin-right="-0.439cm" fo:margin-top="0.494cm" fo:margin-bottom="0cm" fo:text-align="justify" style:justify-single-word="false" fo:text-indent="0cm" style:auto-text-indent="false"/>
      <style:text-properties style:font-name="Arial" style:font-name-complex="Arial"/>
    </style:style>
    <style:style style:name="P10" style:family="paragraph" style:parent-style-name="western">
      <style:paragraph-properties fo:margin-left="-0.635cm" fo:margin-right="-0.439cm" fo:margin-top="0.494cm" fo:margin-bottom="0cm" fo:text-indent="0cm" style:auto-text-indent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11" style:family="paragraph" style:parent-style-name="western">
      <style:paragraph-properties fo:margin-left="-0.635cm" fo:margin-right="-0.439cm" fo:margin-top="0.494cm" fo:margin-bottom="0cm" fo:text-align="justify" style:justify-single-word="false" fo:text-indent="0cm" style:auto-text-indent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12" style:family="paragraph" style:parent-style-name="western">
      <style:paragraph-properties fo:margin-left="-0.635cm" fo:margin-right="-0.439cm" fo:margin-top="0cm" fo:margin-bottom="0.21cm" fo:text-indent="0cm" style:auto-text-indent="false" fo:background-color="#ffffff">
        <style:background-image/>
      </style:paragraph-properties>
      <style:text-properties fo:color="#000000" style:font-name="Arial" fo:font-weight="bold" style:font-weight-asian="bold" style:font-name-complex="Arial" style:font-weight-complex="bold"/>
    </style:style>
    <style:style style:name="P13" style:family="paragraph" style:parent-style-name="western">
      <style:paragraph-properties fo:margin-left="-0.635cm" fo:margin-right="-0.439cm" fo:margin-top="0cm" fo:margin-bottom="0.21cm" fo:text-indent="0cm" style:auto-text-indent="false" fo:background-color="#ffffff">
        <style:background-image/>
      </style:paragraph-properties>
      <style:text-properties fo:color="#000000" style:font-name="Arial" style:font-name-complex="Arial"/>
    </style:style>
    <style:style style:name="P14" style:family="paragraph" style:parent-style-name="western">
      <style:paragraph-properties fo:margin-left="-0.635cm" fo:margin-right="-0.439cm" fo:text-align="justify" style:justify-single-word="false" fo:text-indent="0cm" style:auto-text-indent="false"/>
      <style:text-properties style:font-name="Arial" style:font-name-complex="Arial"/>
    </style:style>
    <style:style style:name="P15" style:family="paragraph" style:parent-style-name="western">
      <style:paragraph-properties fo:margin-left="-0.635cm" fo:margin-right="-0.439cm" fo:text-indent="0cm" style:auto-text-indent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16" style:family="paragraph" style:parent-style-name="western">
      <style:paragraph-properties fo:margin-left="-0.635cm" fo:margin-right="-0.439cm" fo:margin-top="0.494cm" fo:margin-bottom="0.423cm" fo:text-align="justify" style:justify-single-word="false" fo:text-indent="0cm" style:auto-text-indent="false"/>
      <style:text-properties style:font-name="Arial" style:font-name-complex="Arial"/>
    </style:style>
    <style:style style:name="P17" style:family="paragraph" style:parent-style-name="western">
      <style:paragraph-properties fo:margin-left="-0.635cm" fo:margin-right="-0.439cm" fo:margin-top="0cm" fo:margin-bottom="0.21cm" fo:text-align="center" style:justify-single-word="false" fo:orphans="2" fo:widows="2" fo:text-indent="0cm" style:auto-text-indent="false" style:writing-mode="lr-tb">
        <style:tab-stops>
          <style:tab-stop style:position="8.705cm"/>
        </style:tab-stops>
      </style:paragraph-properties>
      <style:text-properties fo:color="#000080" style:font-name="Arial" fo:font-size="22pt" fo:font-weight="bold" style:font-size-asian="22pt" style:font-weight-asian="bold" style:font-name-complex="Arial" style:font-size-complex="18pt" style:font-weight-complex="bold"/>
    </style:style>
    <style:style style:name="P18" style:family="paragraph" style:parent-style-name="western">
      <style:paragraph-properties fo:margin-left="-0.635cm" fo:margin-right="-0.439cm" fo:margin-top="0cm" fo:margin-bottom="0.21cm" fo:orphans="2" fo:widows="2" fo:text-indent="0cm" style:auto-text-indent="false" fo:background-color="#ffffff" style:writing-mode="lr-tb">
        <style:background-image/>
      </style:paragraph-properties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P19" style:family="paragraph" style:parent-style-name="western" style:list-style-name="L1">
      <style:paragraph-properties fo:margin-left="-0.635cm" fo:margin-right="-0.439cm" fo:margin-top="0cm" fo:margin-bottom="0.21cm" fo:orphans="2" fo:widows="2" fo:text-indent="0cm" style:auto-text-indent="false" fo:background-color="#ffffff" style:writing-mode="lr-tb">
        <style:background-image/>
      </style:paragraph-properties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P20" style:family="paragraph" style:parent-style-name="western">
      <style:paragraph-properties fo:margin-left="-0.635cm" fo:margin-right="-0.439cm" fo:margin-top="0cm" fo:margin-bottom="0.21cm" fo:orphans="2" fo:widows="2" fo:text-indent="0cm" style:auto-text-indent="false" fo:background-color="#ffffff" style:writing-mode="lr-tb">
        <style:background-image/>
      </style:paragraph-properties>
    </style:style>
    <style:style style:name="P21" style:family="paragraph" style:parent-style-name="western">
      <style:paragraph-properties fo:margin-left="-0.635cm" fo:margin-right="-0.439cm" fo:margin-top="0cm" fo:margin-bottom="0.21cm" fo:orphans="2" fo:widows="2" fo:text-indent="0cm" style:auto-text-indent="false" fo:background-color="#ffffff" style:writing-mode="lr-tb">
        <style:background-image/>
      </style:paragraph-properties>
      <style:text-properties style:font-name="Arial" style:font-name-complex="Arial"/>
    </style:style>
    <style:style style:name="P22" style:family="paragraph" style:parent-style-name="western">
      <style:paragraph-properties fo:margin-left="-0.635cm" fo:margin-right="-0.439cm" fo:margin-top="0cm" fo:margin-bottom="0.21cm" fo:text-indent="0cm" style:auto-text-indent="false" fo:background-color="#ffffff">
        <style:background-image/>
      </style:paragraph-properties>
      <style:text-properties fo:color="#000000" style:font-name="Arial" fo:font-weight="bold" style:font-weight-asian="bold" style:font-name-complex="Arial" style:font-weight-complex="bold"/>
    </style:style>
    <style:style style:name="P23" style:family="paragraph" style:parent-style-name="western">
      <style:paragraph-properties fo:margin-left="-0.635cm" fo:margin-right="-0.439cm" fo:margin-top="0cm" fo:margin-bottom="0.21cm" fo:orphans="2" fo:widows="2" fo:text-indent="0cm" style:auto-text-indent="false" fo:break-before="page" fo:background-color="#ffffff" style:writing-mode="lr-tb">
        <style:background-image/>
      </style:paragraph-properties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P24" style:family="paragraph" style:parent-style-name="western">
      <style:paragraph-properties fo:margin-left="-0.635cm" fo:margin-right="-0.439cm" fo:margin-top="0.494cm" fo:margin-bottom="0cm" fo:text-align="center" style:justify-single-word="false" fo:orphans="2" fo:widows="2" fo:text-indent="0cm" style:auto-text-indent="false" style:writing-mode="lr-tb"/>
      <style:text-properties style:font-name="Arial" fo:font-style="normal" fo:font-weight="bold" style:font-style-asian="normal" style:font-weight-asian="bold" style:font-name-complex="Arial" style:font-style-complex="normal"/>
    </style:style>
    <style:style style:name="T1" style:family="text">
      <style:text-properties style:font-weight-complex="bold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variant="normal" fo:text-transform="none" fo:color="#222222" style:font-name="arial" fo:font-size="9.75pt" fo:letter-spacing="normal" fo:font-style="normal"/>
    </style:style>
    <style:style style:name="T7" style:family="text">
      <style:text-properties fo:font-variant="normal" fo:text-transform="none" fo:color="#222222" style:font-name="arial" fo:font-size="9.75pt" fo:letter-spacing="normal" fo:font-style="normal" fo:font-weight="normal"/>
    </style:style>
    <style:style style:name="T8" style:family="text">
      <style:text-properties fo:font-variant="normal" fo:text-transform="none" fo:color="#222222" style:font-name="arial" fo:font-size="9.75pt" fo:letter-spacing="normal" fo:font-style="italic" fo:font-weight="normal" style:font-weight-complex="bold"/>
    </style:style>
    <style:style style:name="T9" style:family="text">
      <style:text-properties fo:font-variant="normal" fo:text-transform="none" fo:color="#222222" style:font-name="Verdana" fo:font-size="9pt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language="pt" fo:country="BR" fo:font-style="normal" style:font-name-asian="Times New Roman" style:language-complex="ar" style:country-complex="SA"/>
    </style:style>
    <style:style style:name="T13" style:family="text">
      <style:text-properties fo:font-variant="normal" fo:text-transform="none" fo:letter-spacing="normal" fo:font-style="italic"/>
    </style:style>
    <style:style style:name="T14" style:family="text">
      <style:text-properties fo:font-variant="normal" fo:text-transform="none" style:use-window-font-color="true" fo:font-size="12pt" fo:letter-spacing="normal" fo:language="pt" fo:country="BR" fo:font-style="italic" style:font-name-asian="Times New Roman" style:font-size-asian="12pt" style:font-size-complex="12pt" style:language-complex="ar" style:country-complex="SA" style:font-weight-complex="bold"/>
    </style:style>
    <style:style style:name="T15" style:family="text">
      <style:text-properties fo:font-variant="normal" fo:text-transform="none" style:use-window-font-color="true" fo:font-size="12pt" fo:letter-spacing="normal" fo:language="pt" fo:country="BR" style:font-name-asian="Times New Roman" style:font-size-asian="12pt" style:font-size-complex="12pt" style:language-complex="ar" style:country-complex="SA" style:font-weight-complex="bold"/>
    </style:style>
    <style:style style:name="T16" style:family="text">
      <style:text-properties fo:font-variant="normal" fo:text-transform="none" fo:color="#1155cc" style:font-name="Verdana" fo:font-size="9pt" fo:letter-spacing="normal" fo:font-style="normal" fo:font-weight="normal"/>
    </style:style>
    <style:style style:name="T17" style:family="text">
      <style:text-properties fo:font-variant="normal" fo:text-transform="none" fo:color="#000000" style:font-name="Arial" fo:font-size="12pt" fo:letter-spacing="normal" fo:language="pt" fo:country="BR" fo:font-style="normal" fo:font-weight="normal" style:font-name-asian="Times New Roman" style:font-size-asian="12pt" style:font-name-complex="Arial" style:font-size-complex="12pt" style:language-complex="ar" style:country-complex="SA"/>
    </style:style>
    <style:style style:name="T18" style:family="text">
      <style:text-properties style:font-name="Verdana" fo:font-size="9pt"/>
    </style:style>
    <style:style style:name="T19" style:family="text">
      <style:text-properties style:font-name="Verdana" fo:font-size="9pt" fo:font-weight="bold"/>
    </style:style>
    <style:style style:name="T20" style:family="text">
      <style:text-properties fo:color="#000000" fo:font-size="12pt" fo:language="pt" fo:country="BR" style:font-name-asian="Times New Roman" style:font-size-asian="12pt" style:font-size-complex="12pt" style:language-complex="ar" style:country-complex="SA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-content" fo:background-color="#ffffff" style:background-transparency="100%" fo:padding-left="0.28cm" fo:padding-right="0.28cm" fo:padding-top="0.026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2">Cultura livre - fisl13 promove bate-papo sobre impactos da internet na literatura no bar 512</text:span></text:p>
      <text:p text:style-name="P24"><text:span text:style-name="T15">A literatura, as redes sociais e novas formas de expressão são tema da conversa entre o jornalista Bernardo Gutierrez e a midiartista Giselle Beiguelman, com participação de Marcelo Branco.</text:span></text:p>
      <text:p text:style-name="P18"><text:span text:style-name="T11">Um romance escrito em forma de blog, que usa a linguagem das redes sociais como código narrativo, e o ativismo social na era da internet como pano de fundo. Este é o disparador de uma conversa com desdobramentos infinitos, em que a autoria coletiva, as novas formas de escrever, relacionar, e também de protestar são só alguns dos caminhos que podem ser trilhados.</text:span><text:line-break/><text:line-break/><text:span text:style-name="T11">O romance em questão existe, é #24H, com o título escrito assim mesmo, como uma hashtag. Um dos muitos códigos que as necessidades da comunicação em rede criaram naturalmente - neste caso, premida pela urgência das coberturas ao vivo, pelo espaço exíguo dos microblogs, e também para reunir conteúdo afins em meio a um sem-número deles.</text:span></text:p>
      <text:p text:style-name="P18">O espanhol Bernardo Gutierrez, responsável pela obra, estará hoje no Espaço 512 conversando sobre novas linguagens e uma nova literatura com a midiartista e professora universitária Giselle Beiguelman. Autora do livro Nomadismos Tecnológicos (com Jorge La Ferla) e editora-chefe da revista seLecT, Giselle relata a sua experiência em um mundo de novos conceitos editoriais. A revista seLecT aparece como um caso onde a convergência é tema e suporte. A linha editorial engloba as artes visuais, a tecnologia, o design e o comportamento.<text:line-break/><text:line-break/>Marcelo Branco, ativista do software livre que já foi coordenador do fisl e hoje é um dos idealizadores do projeto Conexões Globais 2.0, é o anfitrião da conversa. </text:p>
      <text:p text:style-name="P18"/>
      <text:p text:style-name="P18">O debate será seguido de roda de samba e discotecagem com músicas livres ou de domínio público e degustação da versão 2.0  da "cachaça de código aberto", (lançada no fisl12) e petiscos nordestinos. Participantes do fisl que apresentarem o crachá não pagam a entrada.</text:p>
      <text:p text:style-name="P18"/>
      <text:p text:style-name="P18"/>
      <text:p text:style-name="P23">Serviço:</text:p>
      <text:p text:style-name="P18"/>
      <text:p text:style-name="P18">Debate Literatura de Código Aberto - com Bernardo Gutierrez, Giselle Beiguelman e Marcelo Branco</text:p>
      <text:p text:style-name="P18"/>
      <text:p text:style-name="P18"><text:span text:style-name="T2">Dia 25/07 - 21h</text:span></text:p>
      <text:p text:style-name="P20"><text:span text:style-name="T17">Local: ESPAÇO CULTURAL  512 - João Alfredo, 512 - </text:span><text:a xlink:type="simple" xlink:href="http://www.espaco512.com.br/" office:target-frame-name="_blank" xlink:show="new">www.espaco512.com.br</text:a></text:p>
      <text:p text:style-name="P18"/>
      <text:p text:style-name="P18">Apresentações artísticas:</text:p>
      <text:p text:style-name="P18"/>
      <text:list xml:id="list358122299" text:style-name="L1">
        <text:list-item>
          <text:p text:style-name="P19">Roda de samba do Instituto Brasilidades - "Sambas em domínio público".</text:p>
        </text:list-item>
        <text:list-item>
          <text:p text:style-name="P19">Música Livre da América Latina - DJ Rica (RS)</text:p>
        </text:list-item>
        <text:list-item>
          <text:p text:style-name="P19">Seleta Nordestina para Baixar e Bailar - DJ VIRGULINUX (PE)</text:p>
        </text:list-item>
        <text:list-item>
          <text:p text:style-name="P19">Gastronomia Livre: Petiscos, coquetéis e receitas populares do Nordeste, além da divulgação da versão 2.0 da CACHAÇA CHICA LIVRE!</text:p>
        </text:list-item>
      </text:list>
      <text:p text:style-name="P21"><text:span text:style-name="T20">Entrada gratuita para participantes do fisl13 identificados com crachá.</text:span></text:p>
      <text:p text:style-name="P4"/>
      <text:p text:style-name="P12"/>
      <text:p text:style-name="P12">Porto Alegre, 25 de julho de 2012</text:p>
      <text:p text:style-name="P12"/>
      <text:p text:style-name="P13"><text:span text:style-name="T4">Núcleo de Atendimento 13° Fórum Internacional de Software Livre</text:span><text:line-break/>Coordenação: Nicole Carvalho – nicole@enfato.com.br – 51 8118.1501<text:line-break/>Direção:Mariana Turkenicz– mariana@enfato.com.br – 51 8121.7062</text:p>
      <text:p text:style-name="P13">Atendimento: Bruna Brinques – bruna@enfato.com.br<text:line-break/>Enfato Comunicação Empresarial<text:line-break/>51 30.261.261<text:line-break/>www.enfato.com.b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Verdana" svg:font-family="Verdana, Arial, Helvetica, sans-serif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estern" style:family="paragraph" style:parent-style-name="Standard">
      <style:paragraph-properties fo:margin-top="0.494cm" fo:margin-bottom="0.21cm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_20_Char_20_Char2" style:display-name=" Char Char2" style:family="text">
      <style:text-properties fo:font-size="12pt" style:font-size-asian="12pt" style:font-size-complex="12pt"/>
    </style:style>
    <style:style style:name="_20_Char_20_Char1" style:display-name=" Char Char1" style:family="text">
      <style:text-properties fo:font-size="12pt" style:font-size-asian="12pt" style:font-size-complex="12pt"/>
    </style:style>
    <style:style style:name="_20_Char_20_Char" style:display-name=" Char Char" style:family="text">
      <style:text-properties style:font-name="Tahoma" fo:font-size="8pt" style:font-size-asian="8pt" style:font-name-complex="Tahoma" style:font-size-complex="8pt"/>
    </style:style>
    <style:style style:name="apple-converted-space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bottom" style:vertical-rel="page" style:horizontal-pos="center" style:horizontal-rel="page-content" fo:background-color="#ffffff" style:background-transparency="100%" fo:padding-left="0.28cm" fo:padding-right="0.28cm" fo:padding-top="0.026cm" fo:padding-bottom="0.153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291cm" fo:margin-bottom="1.249cm" fo:margin-left="3cm" fo:margin-right="2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058cm" fo:margin-bottom="2.499cm" fo:margin-left="3cm" fo:margin-right="2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 text:c="64"/><draw:frame draw:style-name="Mfr1" draw:name="figuras2" text:anchor-type="as-char" svg:width="1.889cm" svg:height="3.256cm" draw:z-index="3"><draw:image xlink:href="Pictures/10000000000001740000027E2B144E74.png" xlink:type="simple" xlink:show="embed" xlink:actuate="onLoad"/></draw:frame></text:p>
        <text:p text:style-name="Header"/>
      </style:header>
      <style:footer>
        <text:p text:style-name="MP1"><draw:frame draw:style-name="Mfr1" draw:name="figuras1" text:anchor-type="as-char" svg:width="5.576cm" svg:height="1.637cm" draw:z-index="1"><draw:image xlink:href="Pictures/100000000000054300000186BC77306A.jpg" xlink:type="simple" xlink:show="embed" xlink:actuate="onLoad"/></draw:frame><draw:frame draw:style-name="Mfr2" draw:name="Quadro1" text:anchor-type="char" svg:width="16.498cm" svg:height="2.057cm" draw:z-index="5"><draw:text-box><text:p text:style-name="MP2"><text:s text:c="5"/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órum Internacional Software Livre chega a 13ª edição</dc:title>
    <meta:initial-creator>Enfato Comunicação Empresarial</meta:initial-creator>
    <meta:creation-date>2012-07-24T11:50:00</meta:creation-date>
    <dc:creator>Mariel </dc:creator>
    <dc:date>2012-07-25T10:14:48</dc:date>
    <meta:editing-cycles>56</meta:editing-cycles>
    <meta:editing-duration>PT46M</meta:editing-duration>
    <meta:generator>BrOffice/3.3$Unix LibreOffice_project/330m19$Build-401</meta:generator>
    <meta:document-statistic meta:table-count="0" meta:image-count="2" meta:object-count="0" meta:page-count="2" meta:paragraph-count="21" meta:word-count="451" meta:character-count="2952"/>
    <meta:user-defined meta:name="Informações 1"/>
    <meta:user-defined meta:name="Informações 2"/>
    <meta:user-defined meta:name="Informações 3"/>
    <meta:user-defined meta:name="Informações 4"/>
  </office:meta>
</office:document-meta>
</file>